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auto-grow-height="true" draw:auto-grow-width="false" fo:max-height="0cm" fo:min-height="0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auto-grow-height="true" draw:auto-grow-width="false" fo:max-height="0cm" fo:min-height="0.712cm" fo:padding-top="0.15cm" fo:padding-bottom="0.15cm" fo:padding-left="0.275cm" fo:padding-right="0.275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standard">
      <style:graphic-properties draw:stroke="dash" draw:stroke-dash="Long_20_Dash" svg:stroke-width="0.051cm" draw:marker-start-width="0.279cm" draw:marker-end-width="0.279cm" draw:fill="none" draw:textarea-horizontal-align="justify" draw:textarea-vertical-align="middle" draw:auto-grow-height="false" fo:min-height="3.51cm" fo:min-width="6.435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dash" draw:stroke-dash="Long_20_Dash" svg:stroke-width="0.051cm" draw:marker-start-width="0.279cm" draw:marker-end-width="0.279cm" draw:fill="none" draw:textarea-horizontal-align="justify" draw:textarea-vertical-align="middle" draw:auto-grow-height="false" fo:min-height="7.12cm" fo:min-width="6.435cm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1cm" svg:stroke-color="#0000ff" draw:marker-start-width="0.279cm" draw:marker-end-width="0.279cm" draw:fill="none" draw:fill-color="#ffffff" draw:auto-grow-height="true" draw:auto-grow-width="false" fo:max-height="0cm" fo:min-height="0cm" fo:padding-top="0.15cm" fo:padding-bottom="0.15cm" fo:padding-left="0.275cm" fo:padding-right="0.275cm"/>
      <style:paragraph-properties style:writing-mode="lr-tb"/>
    </style:style>
    <style:style style:name="gr8" style:family="graphic" style:parent-style-name="objectwithoutfill">
      <style:graphic-properties draw:marker-start="Arrowheads_20_3" draw:marker-start-width="0.305cm" draw:marker-end="Arrowheads_20_2" draw:marker-end-width="0.3cm" draw:fill="none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title">
      <style:graphic-properties fo:min-height="0.642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color="#0000ff" loext:opacity="100%" fo:font-size="18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  <style:text-properties fo:color="#0000ff" loext:opacity="100%" fo:font-size="18pt" style:font-size-asian="18pt" style:font-size-complex="18pt"/>
    </style:style>
    <style:style style:name="P7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ff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12.57cm" svg:height="0.869cm" svg:x="0cm" svg:y="0cm" presentation:class="title" presentation:user-transformed="true">
          <draw:text-box>
            <text:p><text:span text:style-name="T1">Quantum Courses Progression</text:span></text:p>
          </draw:text-box>
        </draw:frame>
        <draw:frame draw:style-name="gr1" draw:text-style-name="P2" draw:layer="layout" svg:width="5.715cm" svg:height="1.012cm" svg:x="9.675cm" svg:y="2.74cm">
          <draw:text-box>
            <text:p text:style-name="P1">QM for CS</text:p>
          </draw:text-box>
        </draw:frame>
        <draw:frame draw:style-name="gr1" draw:text-style-name="P2" draw:layer="layout" svg:width="5.715cm" svg:height="1.012cm" svg:x="9.675cm" svg:y="4.645cm">
          <draw:text-box>
            <text:p text:style-name="P1">Intro to QIS</text:p>
          </draw:text-box>
        </draw:frame>
        <draw:frame draw:style-name="gr1" draw:text-style-name="P2" draw:layer="layout" svg:width="5.715cm" svg:height="1.012cm" svg:x="1.905cm" svg:y="8.55cm">
          <draw:text-box>
            <text:p text:style-name="P1">Intro to QC</text:p>
          </draw:text-box>
        </draw:frame>
        <draw:frame draw:style-name="gr1" draw:text-style-name="P2" draw:layer="layout" svg:width="5.715cm" svg:height="1.012cm" svg:x="1.905cm" svg:y="10.455cm">
          <draw:text-box>
            <text:p text:style-name="P1">Applied QC</text:p>
          </draw:text-box>
        </draw:frame>
        <draw:frame draw:style-name="gr1" draw:text-style-name="P2" draw:layer="layout" svg:width="5.715cm" svg:height="1.012cm" svg:x="1.905cm" svg:y="12.36cm">
          <draw:text-box>
            <text:p text:style-name="P1">Quantum Algos</text:p>
          </draw:text-box>
        </draw:frame>
        <draw:frame draw:style-name="gr2" draw:text-style-name="P2" draw:layer="layout" svg:width="5.715cm" svg:height="1.012cm" svg:x="13.25cm" svg:y="8.485cm">
          <draw:text-box>
            <text:p text:style-name="P1">Quantum Crypto</text:p>
          </draw:text-box>
        </draw:frame>
        <draw:frame draw:style-name="gr1" draw:text-style-name="P2" draw:layer="layout" svg:width="5.715cm" svg:height="1.012cm" svg:x="13.25cm" svg:y="10.39cm">
          <draw:text-box>
            <text:p text:style-name="P1">Quantum Sensing</text:p>
          </draw:text-box>
        </draw:frame>
        <draw:frame draw:style-name="gr1" draw:text-style-name="P2" draw:layer="layout" svg:width="5.715cm" svg:height="1.012cm" svg:x="1.905cm" svg:y="14.265cm">
          <draw:text-box>
            <text:p text:style-name="P1">Quantum ML</text:p>
          </draw:text-box>
        </draw:frame>
        <draw:line draw:style-name="gr3" draw:text-style-name="P3" draw:layer="layout" svg:x1="12.615cm" svg:y1="3.752cm" svg:x2="12.615cm" svg:y2="4.645cm">
          <text:p/>
        </draw:line>
        <draw:custom-shape draw:style-name="gr4" draw:text-style-name="P3" draw:layer="layout" svg:width="6.985cm" svg:height="3.81cm" svg:x="9.04cm" svg:y="2.27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7.648cm" svg:height="0.962cm" svg:x="8.74cm" svg:y="1.205cm">
          <draw:text-box>
            <text:p>Core 1-year Requirement</text:p>
          </draw:text-box>
        </draw:frame>
        <draw:line draw:style-name="gr3" draw:text-style-name="P3" draw:layer="layout" svg:x1="4.71cm" svg:y1="9.585cm" svg:x2="4.71cm" svg:y2="10.478cm">
          <text:p/>
        </draw:line>
        <draw:line draw:style-name="gr3" draw:text-style-name="P3" draw:layer="layout" svg:x1="4.68cm" svg:y1="11.467cm" svg:x2="4.68cm" svg:y2="12.36cm">
          <text:p/>
        </draw:line>
        <draw:custom-shape draw:style-name="gr6" draw:text-style-name="P3" draw:layer="layout" svg:width="6.985cm" svg:height="7.42cm" svg:x="1.27cm" svg:y="8.21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8.774cm" svg:height="0.962cm" svg:x="0.266cm" svg:y="7.196cm">
          <draw:text-box>
            <text:p>Quantum Computing Pipeline</text:p>
          </draw:text-box>
        </draw:frame>
        <draw:line draw:style-name="gr3" draw:text-style-name="P3" draw:layer="layout" svg:x1="4.68cm" svg:y1="13.372cm" svg:x2="4.68cm" svg:y2="14.265cm">
          <text:p/>
        </draw:line>
        <draw:frame draw:style-name="gr1" draw:text-style-name="P2" draw:layer="layout" svg:width="5.715cm" svg:height="1.012cm" svg:x="13.251cm" svg:y="12.39cm">
          <draw:text-box>
            <text:p text:style-name="P1">FPGA Intro</text:p>
          </draw:text-box>
        </draw:frame>
        <draw:frame draw:style-name="gr1" draw:text-style-name="P2" draw:layer="layout" svg:width="5.715cm" svg:height="1.012cm" svg:x="13.252cm" svg:y="14.29cm">
          <draw:text-box>
            <text:p text:style-name="P1">Applied FPGA</text:p>
          </draw:text-box>
        </draw:frame>
        <draw:line draw:style-name="gr3" draw:text-style-name="P3" draw:layer="layout" svg:x1="16.015cm" svg:y1="9.552cm" svg:x2="16.015cm" svg:y2="10.445cm">
          <text:p/>
        </draw:line>
        <draw:line draw:style-name="gr3" draw:text-style-name="P3" draw:layer="layout" svg:x1="16.015cm" svg:y1="11.452cm" svg:x2="16.015cm" svg:y2="12.345cm">
          <text:p/>
        </draw:line>
        <draw:line draw:style-name="gr3" draw:text-style-name="P3" draw:layer="layout" svg:x1="16.015cm" svg:y1="13.452cm" svg:x2="16.015cm" svg:y2="14.345cm">
          <text:p/>
        </draw:line>
        <draw:line draw:style-name="gr3" draw:text-style-name="P3" draw:layer="layout" svg:x1="12.615cm" svg:y1="3.752cm" svg:x2="12.615cm" svg:y2="4.645cm">
          <text:p/>
        </draw:line>
        <draw:line draw:style-name="gr3" draw:text-style-name="P3" draw:layer="layout" svg:x1="12.615cm" svg:y1="3.752cm" svg:x2="12.615cm" svg:y2="4.645cm">
          <text:p/>
        </draw:line>
        <draw:custom-shape draw:style-name="gr6" draw:text-style-name="P3" draw:layer="layout" svg:width="6.985cm" svg:height="7.42cm" svg:x="12.57cm" svg:y="8.229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7.821cm" svg:height="0.962cm" svg:x="12.266cm" svg:y="7.21cm">
          <draw:text-box>
            <text:p>Applied Quantum Pipeline</text:p>
          </draw:text-box>
        </draw:frame>
        <draw:frame draw:style-name="gr7" draw:text-style-name="P6" draw:layer="layout" svg:width="5.715cm" svg:height="1.012cm" svg:x="17.676cm" svg:y="4.64cm">
          <draw:text-box>
            <text:p text:style-name="P5"><text:span text:style-name="T2">Q</text:span><text:span text:style-name="T2">M</text:span><text:span text:style-name="T2"> </text:span><text:span text:style-name="T2">L</text:span><text:span text:style-name="T2">a</text:span><text:span text:style-name="T2">b</text:span></text:p>
          </draw:text-box>
        </draw:frame>
        <draw:line draw:style-name="gr8" draw:text-style-name="P3" draw:layer="layout" svg:x1="15.39cm" svg:y1="5.18cm" svg:x2="17.676cm" svg:y2="5.18cm">
          <text:p/>
        </draw:line>
        <draw:frame draw:style-name="gr7" draw:text-style-name="P6" draw:layer="layout" svg:width="5.715cm" svg:height="1.012cm" svg:x="21.29cm" svg:y="8.54cm">
          <draw:text-box>
            <text:p text:style-name="P5"><text:span text:style-name="T2">QKD Lab</text:span></text:p>
          </draw:text-box>
        </draw:frame>
        <draw:line draw:style-name="gr8" draw:text-style-name="P3" draw:layer="layout" svg:x1="19.004cm" svg:y1="9.08cm" svg:x2="21.29cm" svg:y2="9.08cm">
          <text:p/>
        </draw:line>
        <draw:frame draw:style-name="gr7" draw:text-style-name="P6" draw:layer="layout" svg:width="5.715cm" svg:height="1.012cm" svg:x="21.29cm" svg:y="10.44cm">
          <draw:text-box>
            <text:p text:style-name="P5"><text:span text:style-name="T2">Q-Sensing Lab</text:span></text:p>
          </draw:text-box>
        </draw:frame>
        <draw:line draw:style-name="gr8" draw:text-style-name="P3" draw:layer="layout" svg:x1="19.004cm" svg:y1="10.98cm" svg:x2="21.29cm" svg:y2="10.98cm">
          <text:p/>
        </draw:line>
        <draw:frame draw:style-name="gr7" draw:text-style-name="P6" draw:layer="layout" svg:width="5.715cm" svg:height="1.012cm" svg:x="21.29cm" svg:y="12.44cm">
          <draw:text-box>
            <text:p text:style-name="P5"><text:span text:style-name="T2">FPGA Lab I</text:span></text:p>
          </draw:text-box>
        </draw:frame>
        <draw:line draw:style-name="gr8" draw:text-style-name="P3" draw:layer="layout" svg:x1="19.004cm" svg:y1="12.98cm" svg:x2="21.29cm" svg:y2="12.98cm">
          <text:p/>
        </draw:line>
        <draw:frame draw:style-name="gr7" draw:text-style-name="P6" draw:layer="layout" svg:width="5.715cm" svg:height="1.012cm" svg:x="21.29cm" svg:y="14.34cm">
          <draw:text-box>
            <text:p text:style-name="P5"><text:span text:style-name="T2">FPGA Lab II</text:span></text:p>
          </draw:text-box>
        </draw:frame>
        <draw:line draw:style-name="gr8" draw:text-style-name="P3" draw:layer="layout" svg:x1="19.004cm" svg:y1="14.88cm" svg:x2="21.29cm" svg:y2="14.88cm">
          <text:p/>
        </draw:lin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4T10:03:28.270182900</meta:creation-date>
    <dc:date>2024-03-14T10:30:49.256403819</dc:date>
    <meta:editing-duration>PT5M9S</meta:editing-duration>
    <meta:editing-cycles>1</meta:editing-cycles>
    <meta:document-statistic meta:object-count="59"/>
    <meta:generator>LibreOffice/7.0.4.2$Linux_X86_64 LibreOffice_project/00$Build-2</meta:generator>
  </office:meta>
</office:document-meta>
</file>